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121cm" fo:min-width="0.733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1.121cm" fo:min-width="0.733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1.121cm" fo:min-width="0.733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121cm" fo:min-width="0.73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36cm" fo:min-width="4.728cm"/>
    </style:style>
    <style:style style:name="gr7" style:family="graphic" style:parent-style-name="standard">
      <style:graphic-properties draw:stroke="none" svg:stroke-color="#000000" draw:fill="none" draw:fill-color="#ffffff" fo:min-height="2.701cm"/>
    </style:style>
    <style:style style:name="gr8" style:family="graphic" style:parent-style-name="standard">
      <style:graphic-properties draw:stroke="none" svg:stroke-color="#000000" draw:fill="none" draw:fill-color="#ffffff" fo:min-height="1.273cm"/>
    </style:style>
    <style:style style:name="gr9" style:family="graphic" style:parent-style-name="standard">
      <style:graphic-properties draw:stroke="none" svg:stroke-color="#000000" draw:fill="none" draw:fill-color="#ffffff" fo:min-height="1.106cm"/>
    </style:style>
    <style:style style:name="gr10" style:family="graphic" style:parent-style-name="standard">
      <style:graphic-properties draw:stroke="none" svg:stroke-color="#000000" draw:fill="none" draw:fill-color="#ffffff" fo:min-height="2.939cm"/>
    </style:style>
    <style:style style:name="gr11" style:family="graphic" style:parent-style-name="standard">
      <style:graphic-properties draw:stroke="none" svg:stroke-color="#000000" draw:fill="none" draw:fill-color="#ffffff" fo:min-height="2.101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24.8999996185303pt"/>
    </style:style>
    <style:style style:name="P3" style:family="paragraph">
      <loext:graphic-properties draw:fill-color="#ff0000"/>
      <style:paragraph-properties fo:text-align="center"/>
      <style:text-properties fo:color="#ffffff" fo:font-size="24.8999996185303pt" style:font-size-asian="18pt" style:font-size-complex="18pt"/>
    </style:style>
    <style:style style:name="P4" style:family="paragraph">
      <loext:graphic-properties draw:fill-color="#ff0000"/>
      <style:paragraph-properties fo:text-align="center"/>
      <style:text-properties fo:font-size="24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size-asian="24.8999996185303pt"/>
    </style:style>
    <style:style style:name="P7" style:family="paragraph">
      <loext:graphic-properties draw:fill="none" draw:fill-color="#ffffff"/>
      <style:text-properties fo:font-size="24.8999996185303pt"/>
    </style:style>
    <style:style style:name="P8" style:family="paragraph">
      <style:paragraph-properties fo:margin-left="0cm" fo:margin-right="0cm" style:line-height-at-least="0cm" fo:text-indent="0cm"/>
    </style:style>
    <style:style style:name="P9" style:family="paragraph">
      <loext:graphic-properties draw:fill="none" draw:fill-color="#ffffff"/>
      <style:paragraph-properties fo:margin-left="0cm" fo:margin-right="0cm" style:line-height-at-least="0cm" fo:text-indent="0cm"/>
      <style:text-properties fo:font-size="24.8999996185303pt"/>
    </style:style>
    <style:style style:name="T1" style:family="text">
      <style:text-properties fo:font-size="24.8999996185303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style:font-size-asian="24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43cm" svg:height="1.939cm" svg:x="24.975cm" svg:y="3.47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43cm" svg:height="1.939cm" svg:x="23.606cm" svg:y="6.384cm">
          <text:p text:style-name="P1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21.362cm" svg:y="17.6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22.98cm" svg:y="14.96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24.847cm" svg:y="12.06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26.838cm" svg:y="14.692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21.366cm" svg:y="43.96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22.984cm" svg:y="41.33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24.851cm" svg:y="38.424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27.091cm" svg:y="41.609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5.473cm" svg:y1="5.276cm" svg:x2="24.851cm" svg:y2="6.522cm">
          <text:p/>
        </draw:line>
        <draw:line draw:style-name="gr4" draw:text-style-name="P5" draw:layer="layout" svg:x1="25.224cm" svg:y1="13.723cm" svg:x2="24.353cm" svg:y2="15.108cm">
          <text:p/>
        </draw:line>
        <draw:line draw:style-name="gr4" draw:text-style-name="P5" draw:layer="layout" svg:x1="23.357cm" svg:y1="16.77cm" svg:x2="22.735cm" svg:y2="17.739cm">
          <text:p/>
        </draw:line>
        <draw:line draw:style-name="gr4" draw:text-style-name="P5" draw:layer="layout" svg:x1="26.344cm" svg:y1="13.723cm" svg:x2="27.215cm" svg:y2="14.831cm">
          <text:p/>
        </draw:line>
        <draw:line draw:style-name="gr4" draw:text-style-name="P5" draw:layer="layout" svg:x1="25.224cm" svg:y1="40.224cm" svg:x2="24.353cm" svg:y2="41.609cm">
          <text:p/>
        </draw:line>
        <draw:line draw:style-name="gr4" draw:text-style-name="P5" draw:layer="layout" svg:x1="23.481cm" svg:y1="43.271cm" svg:x2="22.859cm" svg:y2="44.24cm">
          <text:p/>
        </draw:line>
        <draw:line draw:style-name="gr4" draw:text-style-name="P5" draw:layer="layout" svg:x1="26.22cm" svg:y1="40.086cm" svg:x2="27.465cm" svg:y2="41.748cm">
          <text:p/>
        </draw:line>
        <draw:custom-shape draw:style-name="gr3" draw:text-style-name="P4" draw:layer="layout" svg:width="1.743cm" svg:height="1.939cm" svg:x="35.678cm" svg:y="14.969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43cm" svg:height="1.939cm" svg:x="37.296cm" svg:y="12.33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39.038cm" svg:y="14.96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41.029cm" svg:y="17.6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8.789cm" svg:y1="13.862cm" svg:x2="39.66cm" svg:y2="14.97cm">
          <text:p/>
        </draw:line>
        <draw:line draw:style-name="gr4" draw:text-style-name="P5" draw:layer="layout" svg:x1="37.673cm" svg:y1="14.139cm" svg:x2="37.051cm" svg:y2="15.108cm">
          <text:p/>
        </draw:line>
        <draw:line draw:style-name="gr4" draw:text-style-name="P5" draw:layer="layout" svg:x1="40.535cm" svg:y1="16.631cm" svg:x2="41.406cm" svg:y2="17.739cm">
          <text:p/>
        </draw:line>
        <draw:custom-shape draw:style-name="gr6" draw:text-style-name="P1" draw:layer="layout" svg:width="5.974cm" svg:height="0.97cm" svg:x="29.58cm" svg:y="13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743cm" svg:height="1.939cm" svg:x="33.811cm" svg:y="43.96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43cm" svg:height="1.939cm" svg:x="35.429cm" svg:y="41.33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37.296cm" svg:y="38.424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43cm" svg:height="1.939cm" svg:x="39.536cm" svg:y="41.609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7.669cm" svg:y1="40.224cm" svg:x2="36.798cm" svg:y2="41.609cm">
          <text:p/>
        </draw:line>
        <draw:line draw:style-name="gr4" draw:text-style-name="P5" draw:layer="layout" svg:x1="35.802cm" svg:y1="43.132cm" svg:x2="35.18cm" svg:y2="44.101cm">
          <text:p/>
        </draw:line>
        <draw:line draw:style-name="gr4" draw:text-style-name="P5" draw:layer="layout" svg:x1="38.789cm" svg:y1="40.086cm" svg:x2="39.909cm" svg:y2="41.748cm">
          <text:p/>
        </draw:line>
        <draw:custom-shape draw:style-name="gr6" draw:text-style-name="P1" draw:layer="layout" svg:width="5.974cm" svg:height="0.97cm" svg:x="29.455cm" svg:y="39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6.969cm" svg:height="2.951cm" svg:x="28.833cm" svg:y="4.307cm">
          <draw:text-box>
            <text:p><text:span text:style-name="T3">未</text:span><text:span text:style-name="T3">违</text:span><text:span text:style-name="T3">反</text:span><text:span text:style-name="T3">性</text:span><text:span text:style-name="T3">质</text:span><text:span text:style-name="T3">，</text:span></text:p>
            <text:p><text:span text:style-name="T3">不</text:span><text:span text:style-name="T3">用</text:span><text:span text:style-name="T3">调</text:span><text:span text:style-name="T3">整</text:span></text:p>
          </draw:text-box>
        </draw:frame>
        <draw:frame draw:style-name="gr8" draw:text-style-name="P7" draw:layer="layout" svg:width="2.738cm" svg:height="1.523cm" svg:x="24.3cm" svg:y="8.777cm">
          <draw:text-box>
            <text:p><text:span text:style-name="T1">(A-1)</text:span></text:p>
          </draw:text-box>
        </draw:frame>
        <draw:frame draw:style-name="gr8" draw:text-style-name="P7" draw:layer="layout" svg:width="2.738cm" svg:height="1.523cm" svg:x="24.162cm" svg:y="19.3cm">
          <draw:text-box>
            <text:p><text:span text:style-name="T1">(B-1)</text:span></text:p>
          </draw:text-box>
        </draw:frame>
        <draw:frame draw:style-name="gr8" draw:text-style-name="P7" draw:layer="layout" svg:width="2.738cm" svg:height="1.523cm" svg:x="38.162cm" svg:y="19.3cm">
          <draw:text-box>
            <text:p><text:span text:style-name="T1">(B-2)</text:span></text:p>
          </draw:text-box>
        </draw:frame>
        <draw:frame draw:style-name="gr8" draw:text-style-name="P7" draw:layer="layout" svg:width="2.738cm" svg:height="1.523cm" svg:x="24.104cm" svg:y="45.594cm">
          <draw:text-box>
            <text:p><text:span text:style-name="T1">(D-1)</text:span></text:p>
          </draw:text-box>
        </draw:frame>
        <draw:frame draw:style-name="gr9" draw:text-style-name="P7" draw:layer="layout" svg:width="2.738cm" svg:height="1.356cm" svg:x="37.016cm" svg:y="45.9cm">
          <draw:text-box>
            <text:p><text:span text:style-name="T1">(D-2)</text:span></text:p>
          </draw:text-box>
        </draw:frame>
        <draw:frame draw:style-name="gr10" draw:text-style-name="P9" draw:layer="layout" svg:width="8.836cm" svg:height="3.189cm" svg:x="29.664cm" svg:y="9.9cm">
          <draw:text-box>
            <text:p text:style-name="P8"><text:span text:style-name="T1">P</text:span><text:span text:style-name="T1">变黑，</text:span><text:span text:style-name="T1">G</text:span><text:span text:style-name="T1">变红</text:span></text:p>
            <text:p text:style-name="P8"><text:span text:style-name="T1">右旋转</text:span><text:span text:style-name="T1">G</text:span></text:p>
            <text:p text:style-name="P8"><text:span text:style-name="T1">调整完成</text:span></text:p>
          </draw:text-box>
        </draw:frame>
        <draw:frame draw:style-name="gr11" draw:text-style-name="P7" draw:layer="layout" svg:width="8.089cm" svg:height="2.351cm" svg:x="29.1cm" svg:y="37cm">
          <draw:text-box>
            <text:p><text:span text:style-name="T1">P</text:span><text:span text:style-name="T1">、</text:span><text:span text:style-name="T1">U</text:span><text:span text:style-name="T1">同时变黑，</text:span></text:p>
            <text:p><text:span text:style-name="T1">G</text:span><text:span text:style-name="T1">变红</text:span></text:p>
          </draw:text-box>
        </draw:frame>
        <draw:custom-shape draw:style-name="gr3" draw:text-style-name="P4" draw:layer="layout" svg:width="1.743cm" svg:height="1.939cm" svg:x="11.6cm" svg:y="30.577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10.018cm" svg:y="27.94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11.885cm" svg:y="25.038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13.876cm" svg:y="27.669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2.262cm" svg:y1="26.7cm" svg:x2="11.391cm" svg:y2="28.085cm">
          <text:p/>
        </draw:line>
        <draw:line draw:style-name="gr4" draw:text-style-name="P5" draw:layer="layout" svg:x1="11.2cm" svg:y1="29.8cm" svg:x2="12cm" svg:y2="30.8cm">
          <text:p/>
        </draw:line>
        <draw:line draw:style-name="gr4" draw:text-style-name="P5" draw:layer="layout" svg:x1="13.382cm" svg:y1="26.7cm" svg:x2="14.253cm" svg:y2="27.808cm">
          <text:p/>
        </draw:line>
        <draw:custom-shape draw:style-name="gr3" draw:text-style-name="P4" draw:layer="layout" svg:width="1.743cm" svg:height="1.939cm" svg:x="35.716cm" svg:y="27.74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43cm" svg:height="1.939cm" svg:x="37.334cm" svg:y="25.11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39.076cm" svg:y="27.74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41.067cm" svg:y="30.377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8.827cm" svg:y1="26.639cm" svg:x2="39.698cm" svg:y2="27.747cm">
          <text:p/>
        </draw:line>
        <draw:line draw:style-name="gr4" draw:text-style-name="P5" draw:layer="layout" svg:x1="37.711cm" svg:y1="26.916cm" svg:x2="37.089cm" svg:y2="27.885cm">
          <text:p/>
        </draw:line>
        <draw:line draw:style-name="gr4" draw:text-style-name="P5" draw:layer="layout" svg:x1="40.573cm" svg:y1="29.408cm" svg:x2="41.444cm" svg:y2="30.516cm">
          <text:p/>
        </draw:line>
        <draw:custom-shape draw:style-name="gr6" draw:text-style-name="P1" draw:layer="layout" svg:width="5.974cm" svg:height="0.97cm" svg:x="29.618cm" svg:y="26.2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2.738cm" svg:height="1.523cm" svg:x="11.2cm" svg:y="33.077cm">
          <draw:text-box>
            <text:p><text:span text:style-name="T1">(C-1)</text:span></text:p>
          </draw:text-box>
        </draw:frame>
        <draw:frame draw:style-name="gr8" draw:text-style-name="P7" draw:layer="layout" svg:width="2.738cm" svg:height="1.523cm" svg:x="37.2cm" svg:y="32.877cm">
          <draw:text-box>
            <text:p><text:span text:style-name="T1">(C-2)</text:span></text:p>
          </draw:text-box>
        </draw:frame>
        <draw:frame draw:style-name="gr10" draw:text-style-name="P9" draw:layer="layout" svg:width="5.998cm" svg:height="3.189cm" svg:x="29.702cm" svg:y="22.877cm">
          <draw:text-box>
            <text:p text:style-name="P8"><text:span text:style-name="T1">P</text:span><text:span text:style-name="T1">变黑，</text:span><text:span text:style-name="T1">G</text:span><text:span text:style-name="T1">变红</text:span></text:p>
            <text:p text:style-name="P8"><text:span text:style-name="T1">右旋转</text:span><text:span text:style-name="T1">G</text:span></text:p>
            <text:p text:style-name="P8"><text:span text:style-name="T1">调整完成</text:span></text:p>
          </draw:text-box>
        </draw:frame>
        <draw:custom-shape draw:style-name="gr3" draw:text-style-name="P4" draw:layer="layout" svg:width="1.743cm" svg:height="1.939cm" svg:x="21.5cm" svg:y="30.53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43cm" svg:height="1.939cm" svg:x="23.118cm" svg:y="27.908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24.985cm" svg:y="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43cm" svg:height="1.939cm" svg:x="26.976cm" svg:y="27.631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5.362cm" svg:y1="26.662cm" svg:x2="24.491cm" svg:y2="28.047cm">
          <text:p/>
        </draw:line>
        <draw:line draw:style-name="gr4" draw:text-style-name="P5" draw:layer="layout" svg:x1="23.495cm" svg:y1="29.709cm" svg:x2="22.873cm" svg:y2="30.678cm">
          <text:p/>
        </draw:line>
        <draw:line draw:style-name="gr4" draw:text-style-name="P5" draw:layer="layout" svg:x1="26.482cm" svg:y1="26.662cm" svg:x2="27.353cm" svg:y2="27.77cm">
          <text:p/>
        </draw:line>
        <draw:frame draw:style-name="gr8" draw:text-style-name="P7" draw:layer="layout" svg:width="2.738cm" svg:height="1.523cm" svg:x="24.3cm" svg:y="33.039cm">
          <draw:text-box>
            <text:p><text:span text:style-name="T1">(C-1)</text:span></text:p>
          </draw:text-box>
        </draw:frame>
        <draw:custom-shape draw:style-name="gr6" draw:text-style-name="P1" draw:layer="layout" svg:width="5.974cm" svg:height="0.97cm" svg:x="16.4cm" svg:y="2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4.4cm" svg:height="1.5cm" svg:x="17.1cm" svg:y="24.5cm">
          <draw:text-box>
            <text:p text:style-name="P8"><text:span text:style-name="T1">左旋转 </text:span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3T22:14:33.084827955</dc:date>
    <meta:editing-duration>PT4H33M31S</meta:editing-duration>
    <meta:editing-cycles>61</meta:editing-cycles>
    <meta:generator>LibreOffice/6.1.4.2$Linux_X86_64 LibreOffice_project/10$Build-2</meta:generator>
    <meta:document-statistic meta:object-count="69"/>
  </office:meta>
</office:document-meta>
</file>